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Fira Code" svg:font-family="'Fira Code'" style:font-pitch="fixed"/>
    <style:font-face style:name="Chandas" svg:font-family="Chandas"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Fira Code" officeooo:rsid="00121dcf" officeooo:paragraph-rsid="00121dcf"/>
    </style:style>
    <style:style style:name="P2" style:family="paragraph" style:parent-style-name="Standard">
      <style:paragraph-properties fo:text-align="center" style:justify-single-word="false"/>
      <style:text-properties style:font-name="Fira Code" fo:font-size="22pt" officeooo:rsid="00121dcf" officeooo:paragraph-rsid="00121dcf" fo:background-color="#fff200" style:font-size-asian="22pt" style:font-size-complex="2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nual Auth Laravel</text:p>
      <text:p text:style-name="P1"/>
      <text:p text:style-name="P1">seperti yg kita tau laravel memberikan kita kemudahan dg menyediakan fitur login beserta tampilanya. Tapi kendala yg kita temui adalah jika kita ingin megkostumisasi pada beberapa tempat. Di sini saya akan membahas bagai mana kita membangun fitur login tanpa bantuan php artisan make:auth.</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Fira Code" svg:font-family="'Fira Code'" style:font-pitch="fixed"/>
    <style:font-face style:name="Chandas" svg:font-family="Chandas"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9T17:56:49.686772986</meta:creation-date>
    <dc:date>2019-06-19T19:24:07.212308509</dc:date>
    <meta:editing-duration>PT1H7M7S</meta:editing-duration>
    <meta:editing-cycles>1</meta:editing-cycles>
    <meta:document-statistic meta:table-count="0" meta:image-count="0" meta:object-count="0" meta:page-count="1" meta:paragraph-count="2" meta:word-count="46" meta:character-count="308" meta:non-whitespace-character-count="264"/>
    <meta:generator>LibreOffice/6.0.7.3$Linux_X86_64 LibreOffice_project/00m0$Build-3</meta:generator>
  </office:meta>
</office:document-meta>
</file>